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text-properties fo:font-size="12pt"/>
    </style:style>
    <style:style style:name="T1" style:family="text">
      <style:text-properties fo:font-size="12pt" fo:language="en" fo:country="US"/>
    </style:style>
    <style:style style:name="T2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51cm" svg:stroke-color="#000000" draw:marker-start-width="0.51cm" draw:marker-end-width="0.51cm" draw:fill="none" draw:fill-color="#ffffff" fo:min-height="0.53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1cm" svg:stroke-color="#000000" draw:marker-start-width="0.51cm" draw:marker-end-width="0.51cm" draw:fill="none" draw:fill-color="#ffffff" fo:min-height="0.56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draw:marker-start-width="0.494cm" draw:marker-end="Arrow" draw:marker-end-width="0.3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Shape1" draw:style-name="gr1" draw:text-style-name="P2" svg:width="4.395cm" svg:height="1.026cm" svg:x="2.35cm" svg:y="0.123cm"><draw:text-box><text:p text:style-name="P1"><text:span text:style-name="T1">Maximizing Throughput Handicaps</text:span></text:p></draw:text-box></draw:frame></text:p>
      <text:p text:style-name="Standard"><draw:custom-shape text:anchor-type="paragraph" draw:z-index="9" draw:style-name="gr5" draw:text-style-name="P3" svg:width="0.436cm" svg:height="1.112cm" svg:x="1.815cm" svg:y="2.86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style-name="gr5" svg:width="0.433cm" svg:height="1.096cm" svg:x="7.153cm" svg:y="2.89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5" draw:name="Shape10" draw:style-name="gr3" draw:text-style-name="P2" svg:x1="7.272cm" svg:y1="1.132cm" svg:x2="7.272cm" svg:y2="1.871cm"><text:p/></draw:line><draw:frame text:anchor-type="paragraph" draw:z-index="4" draw:name="Shape1" draw:style-name="gr1" draw:text-style-name="P2" svg:width="3.47cm" svg:height="1.026cm" svg:x="5.662cm" svg:y="3.99cm"><draw:text-box><text:p text:style-name="P1"><text:span text:style-name="T2">Channel selection + Scheduling Control</text:span></text:p></draw:text-box></draw:frame><draw:frame text:anchor-type="paragraph" draw:z-index="3" draw:name="Shape1" draw:style-name="gr2" draw:text-style-name="P3" svg:width="2.327cm" svg:height="1.026cm" svg:x="0.868cm" svg:y="3.976cm"><draw:text-box><text:p text:style-name="P1"><text:span text:style-name="T2">Load Balancing</text:span></text:p></draw:text-box></draw:frame><draw:frame text:anchor-type="paragraph" draw:z-index="1" draw:name="Shape1" draw:style-name="gr1" draw:text-style-name="P2" svg:width="3.19cm" svg:height="1.026cm" svg:x="0.418cm" svg:y="1.84cm"><draw:text-box><text:p text:style-name="P1"><text:span text:style-name="T1">Physical</text:span><text:span text:style-name="T2"> </text:span><text:span text:style-name="T1">Capacity</text:span><text:span text:style-name="T2"> Handicap</text:span></text:p></draw:text-box></draw:frame><draw:line text:anchor-type="paragraph" draw:z-index="7" draw:name="Shape5" draw:style-name="gr4" draw:text-style-name="P1" svg:x1="7.27cm" svg:y1="1.132cm" svg:x2="1.901cm" svg:y2="1.132cm"><text:p/></draw:line><draw:line text:anchor-type="paragraph" draw:z-index="8" draw:name="Shape4" draw:style-name="gr4" draw:text-style-name="P1" svg:x1="4.558cm" svg:y1="0.661cm" svg:x2="4.558cm" svg:y2="1.157cm"><text:p/></draw:line><draw:line text:anchor-type="paragraph" draw:z-index="6" draw:name="Shape10" draw:style-name="gr3" draw:text-style-name="P2" svg:x1="1.901cm" svg:y1="1.132cm" svg:x2="1.901cm" svg:y2="1.839cm"><text:p/></draw:line><draw:frame text:anchor-type="paragraph" draw:z-index="2" draw:name="Shape1" draw:style-name="gr2" draw:text-style-name="P3" svg:width="3.844cm" svg:height="1.026cm" svg:x="5.396cm" svg:y="1.87cm"><draw:text-box><text:p text:style-name="P1"><text:span text:style-name="T2">Communications Interefernce Handicap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999cm" fo:page-height="6.00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3:14:58.444264934</meta:creation-date>
    <dc:date>2017-08-24T14:01:23.422102165</dc:date>
    <meta:editing-duration>PT16M4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